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bold" style:font-weight-asian="bold" style:font-weight-complex="bold"/>
    </style:style>
    <style:style style:name="P3" style:family="paragraph" style:parent-style-name="UrbanBody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Times New Roman1" fo:font-size="12pt" fo:font-weight="bold" style:font-size-asian="10.5pt" style:font-weight-asian="bold" style:font-weight-complex="bold"/>
    </style:style>
    <style:style style:name="P5" style:family="paragraph" style:parent-style-name="UrbanBody">
      <style:text-properties fo:font-weight="normal" style:font-weight-asian="normal" style:font-weight-complex="normal"/>
    </style:style>
    <style:style style:name="P6" style:family="paragraph" style:parent-style-name="UrbanBody">
      <style:text-properties fo:font-style="normal" style:font-style-asian="normal" style:font-style-complex="normal"/>
    </style:style>
    <style:style style:name="P7" style:family="paragraph" style:parent-style-name="UrbanTitle2">
      <style:paragraph-properties fo:text-align="end" style:justify-single-word="false"/>
    </style:style>
    <style:style style:name="P8" style:family="paragraph" style:parent-style-name="UrbanBody">
      <style:paragraph-properties fo:text-align="end" style:justify-single-word="false" fo:break-before="page"/>
    </style:style>
    <style:style style:name="P9" style:family="paragraph" style:parent-style-name="UrbanTitle3">
      <style:paragraph-properties fo:text-align="end" style:justify-single-word="false"/>
    </style:style>
    <style:style style:name="P10" style:family="paragraph" style:parent-style-name="UrbanBody" style:list-style-name="L1"/>
    <style:style style:name="P11" style:family="paragraph" style:parent-style-name="UrbanBody">
      <style:text-properties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P7">A remettre à l'agent traitant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/>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list xml:id="list3401904456" text:style-name="L1">
        <text:list-item>
          <text:p text:style-name="P10">vérifier si l'affiche jaune et la vue axonométrique sont bien placardées.</text:p>
        </text:list-item>
        <text:list-item>
          <text:p text:style-name="P10">distribuer les avis d'enquête à tous les occupants des immeubles situés dans un rayon <text:s/>de 50 mètres à partir des limites de la parcelle concernée.</text:p>
        </text:list-item>
      </text:list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self.getPortionOutsText()</text:text-input></text:p>
      <text:p text:style-name="UrbanBody"/>
      <text:p text:style-name="P2">Date : <text:span text:style-name="T3"><text:text-input text:description="Date début d'enquête">tool.formatDate(urbanEventObj.getLinkedInquiry().getInvestigationStart())</text:text-input></text:span></text:p>
      <text:p text:style-name="P5"/>
      <text:p text:style-name="P2">Éxécutée le :</text:p>
      <text:p text:style-name="P2"/>
      <text:p text:style-name="P2">Vérifiée le :</text:p>
      <text:p text:style-name="P2"/>
      <text:p text:style-name="P2">Affichage correct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text:s/><draw:control text:anchor-type="as-char" svg:y="-0.388cm" draw:z-index="2" draw:style-name="gr1" draw:text-style-name="P14" svg:width="0.449cm" svg:height="0.498cm" draw:control="control1"/>OUI <text:s text:c="2"/></text:p>
          </table:table-cell>
          <table:table-cell table:style-name="Tableau1.B1" office:value-type="string">
            <text:p text:style-name="P4"><text:s/><draw:control text:anchor-type="as-char" svg:y="-0.388cm" draw:z-index="3" draw:style-name="gr1" draw:text-style-name="P14" svg:width="0.449cm" svg:height="0.498cm" draw:control="control2"/>NON</text:p>
          </table:table-cell>
        </table:table-row>
        <table:table-row>
          <table:table-cell table:style-name="Tableau1.A2" office:value-type="string">
            <text:p text:style-name="P4"><text:s/><draw:control text:anchor-type="as-char" svg:y="-0.388cm" draw:z-index="4" draw:style-name="gr1" draw:text-style-name="P14" svg:width="0.449cm" svg:height="0.498cm" draw:control="control3"/>OUI <text:s text:c="2"/></text:p>
          </table:table-cell>
          <table:table-cell table:style-name="Tableau1.B2" office:value-type="string">
            <text:p text:style-name="P4"><text:s/><draw:control text:anchor-type="as-char" svg:y="-0.388cm" draw:z-index="5" draw:style-name="gr1" draw:text-style-name="P14" svg:width="0.449cm" svg:height="0.498cm" draw:control="control4"/>NON</text:p>
          </table:table-cell>
        </table:table-row>
      </table:table>
      <text:p text:style-name="P2"/>
      <text:p text:style-name="P2">Remarques :</text:p>
      <text:p text:style-name="P3">L'agent traitant</text:p>
      <text:p text:style-name="P6"/>
      <text:p text:style-name="P8"><draw:frame draw:style-name="fr1" draw:name="Cadre2" text:anchor-type="paragraph" svg:x="-0.011cm" svg:y="-0.011cm" svg:width="7.13cm" svg:height="5.23cm" draw:z-index="6"><draw:text-box><text:p text:style-name="Standard"><office:annotation><dc:creator>sde </dc:creator><dc:date>2011-07-26T10:00:42</dc:date><text:p text:style-name="P13"><text:span text:style-name="T8">do text</text:span></text:p><text:p text:style-name="P13"><text:span text:style-name="T8">from document(at=header, format='odt')</text:span></text:p></office:annotation>Import depuis header.odt</text:p></draw:text-box></draw:frame><text:s/>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3" text:anchor-type="paragraph" svg:x="7.796cm" svg:y="0.051cm" svg:width="8.511cm" svg:height="3.256cm" draw:z-index="7"><draw:text-box><text:p text:style-name="P7">A remettre dans la farde :</text:p><text:p text:style-name="P7">Ordres de missions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mission</text:p>
      <text:p text:style-name="UrbanBody"/>
      <text:p text:style-name="UrbanBody"><text:span text:style-name="T1"><office:annotation><dc:creator>sde </dc:creator><dc:date>2011-07-27T10:02:17</dc:date><text:p text:style-name="P12"><text:span text:style-name="T6">do text</text:span></text:p><text:p text:style-name="P12"><text:span text:style-name="T7">from document(at=reference, format='odt')</text:span></text:p></office:annotation></text:span>Import depuis reference.odt</text:p>
      <text:p text:style-name="UrbanBody"/>
      <text:p text:style-name="P2">Agent traitant :</text:p>
      <text:p text:style-name="P2"/>
      <text:p text:style-name="UrbanBody"><text:span text:style-name="T2">Objet :</text:span> ENQUÊTE PUBLIQUE</text:p>
      <text:p text:style-name="UrbanBody"/>
      <text:p text:style-name="UrbanBody"><office:annotation><dc:creator>Gauthier Bastien</dc:creator><dc:date>2011-02-16T16:12:24</dc:date><text:p text:style-name="P12"><text:span text:style-name="T5">do text if len(self.getApplicants()) &gt; 1</text:span></text:p></office:annotation><text:span text:style-name="T2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2"><text:span text:style-name="T4">do text if not len(self.getApplicants()) &gt; 1</text:span></text:p></office:annotation><text:span text:style-name="T2">Demandeur :</text:span> <text:text-input text:description="Demandeurs">self.getApplicantsSignaletic()</text:text-input></text:p>
      <text:p text:style-name="UrbanBody"/>
      <text:p text:style-name="UrbanBody"><text:span text:style-name="T2">Lieu : </text:span><text:text-input text:description="Situation des travaux">self.getWorkLocationSignaletic()</text:text-input></text:p>
      <text:p text:style-name="UrbanBody"/>
      <text:p text:style-name="UrbanBody"><text:span text:style-name="T2">Référence cadastrale :</text:span> <text:text-input text:description="Bien-Parcelles">self.getPortionOutsText()</text:text-input></text:p>
      <text:p text:style-name="UrbanBody"/>
      <text:p text:style-name="P2">Date et heure de départ :</text:p>
      <text:p text:style-name="UrbanBody"/>
      <text:p text:style-name="P2">Date et heure de retour :</text:p>
      <text:p text:style-name="P2"/>
      <text:p text:style-name="P2">Rapport remis :</text:p>
      <text:p text:style-name="P2"/>
      <text:p text:style-name="P2"/>
      <text:p text:style-name="P2"/>
      <text:p text:style-name="P9">Le responsabl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4.117cm" fo:text-indent="-0.635cm" fo:margin-left="4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7:25.990640138</dc:date>
    <meta:editing-duration>PT7H47M23S</meta:editing-duration>
    <meta:editing-cycles>46</meta:editing-cycles>
    <meta:generator>LibreOffice/6.4.6.2$Linux_X86_64 LibreOffice_project/40$Build-2</meta:generator>
    <meta:document-statistic meta:table-count="1" meta:image-count="0" meta:object-count="0" meta:page-count="2" meta:paragraph-count="39" meta:word-count="171" meta:character-count="1242" meta:non-whitespace-character-count="1121"/>
  </office:meta>
</office:document-meta>
</file>